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Monetary Theory: Core Curriculum Outline</text:span></text:h>
      <text:h text:style-name="Heading_20_3" text:outline-level="3"><text:span text:style-name="Strong_20_Emphasis">Module 1: Foundations of Money</text:span></text:h>
      <text:list xml:id="list5326217112304139636" text:style-name="L1">
        <text:list-item>
          <text:p text:style-name="P1">The Evolution of Money: Barter → Commodity → Fiat → Digital</text:p>
        </text:list-item>
        <text:list-item>
          <text:p text:style-name="P1">Functions of Money: Medium, Unit, Store, Standard</text:p>
        </text:list-item>
        <text:list-item>
          <text:p text:style-name="P1">Characteristics of "Good" Money: Durability, Divisibility, Recognizability, Scarcity</text:p>
        </text:list-item>
      </text:list>
      <text:p text:style-name="Horizontal_20_Line"/>
      <text:h text:style-name="Heading_20_3" text:outline-level="3"><text:span text:style-name="Strong_20_Emphasis">Module 2: Theories of Money Supply and Demand</text:span></text:h>
      <text:list xml:id="list6747148984422095741" text:style-name="L2">
        <text:list-item>
          <text:p text:style-name="P2"><text:span text:style-name="Strong_20_Emphasis">Quantity Theory of Money</text:span> (MV = PY)</text:p>
        </text:list-item>
        <text:list-item>
          <text:p text:style-name="P2"><text:span text:style-name="Strong_20_Emphasis">Monetarist Perspective</text:span> (Milton Friedman)</text:p>
        </text:list-item>
        <text:list-item>
          <text:p text:style-name="P2"><text:span text:style-name="Strong_20_Emphasis">Keynesian Liquidity Preference</text:span> and Money Demand</text:p>
        </text:list-item>
        <text:list-item>
          <text:p text:style-name="P2"><text:span text:style-name="Strong_20_Emphasis">Endogenous Money Theory</text:span> (Post-Keynesian / MMT View)</text:p>
        </text:list-item>
        <text:list-item>
          <text:p text:style-name="P2">Velocity of Money and its Stability</text:p>
        </text:list-item>
      </text:list>
      <text:p text:style-name="Horizontal_20_Line"/>
      <text:h text:style-name="Heading_20_3" text:outline-level="3"><text:span text:style-name="Strong_20_Emphasis">Module 3: Inflation, Deflation, and Price Stability</text:span></text:h>
      <text:list xml:id="list3918173691110289369" text:style-name="L3">
        <text:list-item>
          <text:p text:style-name="P3">Types: Demand-Pull, Cost-Push, Built-In Inflation</text:p>
        </text:list-item>
        <text:list-item>
          <text:p text:style-name="P3">Hyperinflation: Causes, Cases, and Consequences</text:p>
        </text:list-item>
        <text:list-item>
          <text:p text:style-name="P3">Deflation and Liquidity Traps</text:p>
        </text:list-item>
        <text:list-item>
          <text:p text:style-name="P3">Inflation Targeting: Pros and Pitfalls</text:p>
        </text:list-item>
        <text:list-item>
          <text:p text:style-name="P3">Real vs. Nominal Variables</text:p>
        </text:list-item>
      </text:list>
      <text:p text:style-name="Horizontal_20_Line"/>
      <text:h text:style-name="Heading_20_3" text:outline-level="3"><text:span text:style-name="Strong_20_Emphasis">Module 4: Interest Rates and Monetary Transmission</text:span></text:h>
      <text:list xml:id="list1432898282208801501" text:style-name="L4">
        <text:list-item>
          <text:p text:style-name="P4">Time Value of Money &amp; Interest Rate Determination</text:p>
        </text:list-item>
        <text:list-item>
          <text:p text:style-name="P4">Loanable Funds vs. Liquidity Preference Theories</text:p>
        </text:list-item>
        <text:list-item>
          <text:p text:style-name="P4">Yield Curve, Term Structure of Interest Rates</text:p>
        </text:list-item>
        <text:list-item>
          <text:p text:style-name="P4">How Monetary Policy Affects the Real Economy</text:p>
        </text:list-item>
      </text:list>
      <text:p text:style-name="Horizontal_20_Line"/>
      <text:h text:style-name="Heading_20_3" text:outline-level="3"><text:span text:style-name="Strong_20_Emphasis">Module 5: Central Banking and Monetary Policy</text:span></text:h>
      <text:list xml:id="list1685748944562744846" text:style-name="L5">
        <text:list-item>
          <text:p text:style-name="P5">Role and Tools of Central Banks:</text:p>
          <text:list>
            <text:list-item>
              <text:p text:style-name="P5">Open Market Operations</text:p>
            </text:list-item>
            <text:list-item>
              <text:p text:style-name="P5">Reserve Requirements</text:p>
            </text:list-item>
            <text:list-item>
              <text:p text:style-name="P5"><text:soft-page-break/>Discount Window / Interest Rates</text:p>
            </text:list-item>
          </text:list>
        </text:list-item>
        <text:list-item>
          <text:p text:style-name="P5">Inflation Targeting vs. Dual Mandate</text:p>
        </text:list-item>
        <text:list-item>
          <text:p text:style-name="P5">Policy Rules: Taylor Rule vs. Discretion</text:p>
        </text:list-item>
        <text:list-item>
          <text:p text:style-name="P5">Independence and Credibility of Central Banks</text:p>
        </text:list-item>
      </text:list>
      <text:p text:style-name="Horizontal_20_Line"/>
      <text:h text:style-name="Heading_20_3" text:outline-level="3"><text:span text:style-name="Strong_20_Emphasis">Module 6: Money Creation and Banking System</text:span></text:h>
      <text:list xml:id="list449591364035678757" text:style-name="L6">
        <text:list-item>
          <text:p text:style-name="P6">Fractional Reserve Banking</text:p>
        </text:list-item>
        <text:list-item>
          <text:p text:style-name="P6">Commercial Bank Money vs. Central Bank Money</text:p>
        </text:list-item>
        <text:list-item>
          <text:p text:style-name="P6">Credit Creation Multiplier</text:p>
        </text:list-item>
        <text:list-item>
          <text:p text:style-name="P6">Shadow Banking System</text:p>
        </text:list-item>
        <text:list-item>
          <text:p text:style-name="P6">Bank Runs and Deposit Insurance</text:p>
        </text:list-item>
      </text:list>
      <text:p text:style-name="Horizontal_20_Line"/>
      <text:h text:style-name="Heading_20_3" text:outline-level="3"><text:span text:style-name="Strong_20_Emphasis">Module 7: Unconventional and Modern Tools</text:span></text:h>
      <text:list xml:id="list3905147474081845571" text:style-name="L7">
        <text:list-item>
          <text:p text:style-name="P7">Quantitative Easing (QE) and QT (tightening)</text:p>
        </text:list-item>
        <text:list-item>
          <text:p text:style-name="P7">Negative Interest Rates</text:p>
        </text:list-item>
        <text:list-item>
          <text:p text:style-name="P7">Forward Guidance</text:p>
        </text:list-item>
        <text:list-item>
          <text:p text:style-name="P7">Yield Curve Control</text:p>
        </text:list-item>
        <text:list-item>
          <text:p text:style-name="P7">Central Bank Digital Currencies (CBDCs)</text:p>
        </text:list-item>
        <text:list-item>
          <text:p text:style-name="P7"><text:span text:style-name="Strong_20_Emphasis">Modern Monetary Theory (MMT):</text:span> Premises and Criticisms</text:p>
        </text:list-item>
      </text:list>
      <text:p text:style-name="Horizontal_20_Line"/>
      <text:h text:style-name="Heading_20_3" text:outline-level="3"><text:span text:style-name="Strong_20_Emphasis">Module 8: Expectations and Monetary Dynamics</text:span></text:h>
      <text:list xml:id="list6802969769812928338" text:style-name="L8">
        <text:list-item>
          <text:p text:style-name="P8">Rational vs. Adaptive Expectations</text:p>
        </text:list-item>
        <text:list-item>
          <text:p text:style-name="P8">Policy Credibility and Time Inconsistency (Kydland &amp; Prescott)</text:p>
        </text:list-item>
        <text:list-item>
          <text:p text:style-name="P8">Role of Forward Guidance and Transparency</text:p>
        </text:list-item>
        <text:list-item>
          <text:p text:style-name="P8">Inflation Expectations and Anchoring</text:p>
        </text:list-item>
      </text:list>
      <text:p text:style-name="Horizontal_20_Line"/>
      <text:h text:style-name="Heading_20_3" text:outline-level="3"><text:span text:style-name="Strong_20_Emphasis">Module 9: Exchange Rates and Monetary Sovereignty</text:span></text:h>
      <text:list xml:id="list4647357751754748514" text:style-name="L9">
        <text:list-item>
          <text:p text:style-name="P9">Fixed, Floating, and Managed Exchange Rates</text:p>
        </text:list-item>
        <text:list-item>
          <text:p text:style-name="P9">Currency Pegs and Speculative Attacks</text:p>
        </text:list-item>
        <text:list-item>
          <text:p text:style-name="P9">Purchasing Power Parity (PPP)</text:p>
        </text:list-item>
        <text:list-item>
          <text:p text:style-name="P9">Interest Rate Parity &amp; Capital Mobility</text:p>
        </text:list-item>
        <text:list-item>
          <text:p text:style-name="P9">Trilemma of International Finance</text:p>
        </text:list-item>
      </text:list>
      <text:p text:style-name="Horizontal_20_Line"><text:soft-page-break/></text:p>
      <text:h text:style-name="Heading_20_3" text:outline-level="3"><text:span text:style-name="Strong_20_Emphasis">Module 10: Money and the Macro Economy</text:span></text:h>
      <text:list xml:id="list3485162845717742055" text:style-name="L10">
        <text:list-item>
          <text:p text:style-name="P10"><text:span text:style-name="Strong_20_Emphasis">IS-LM Model</text:span> and Monetary Equilibrium</text:p>
        </text:list-item>
        <text:list-item>
          <text:p text:style-name="P10"><text:span text:style-name="Strong_20_Emphasis">AD-AS Model</text:span> and Policy Shocks</text:p>
        </text:list-item>
        <text:list-item>
          <text:p text:style-name="P10">Phillips Curve: Short-Run Tradeoffs, Long-Run Breakdown</text:p>
        </text:list-item>
        <text:list-item>
          <text:p text:style-name="P10">Money Neutrality vs. Superneutrality</text:p>
        </text:list-item>
        <text:list-item>
          <text:p text:style-name="P10">Fiscal-Monetary Coordination</text:p>
        </text:list-item>
      </text:list>
      <text:p text:style-name="Horizontal_20_Line"/>
      <text:h text:style-name="Heading_20_3" text:outline-level="3"><text:span text:style-name="Strong_20_Emphasis">Module 11: Digital &amp; Alternative Monetary Systems</text:span></text:h>
      <text:list xml:id="list6097024636095939306" text:style-name="L11">
        <text:list-item>
          <text:p text:style-name="P11">Cryptocurrencies and Decentralized Finance (DeFi)</text:p>
        </text:list-item>
        <text:list-item>
          <text:p text:style-name="P11">Stablecoins and Programmable Money</text:p>
        </text:list-item>
        <text:list-item>
          <text:p text:style-name="P11">Private Scrips and Corporate Monetary Zones (e.g., <text:span text:style-name="Strong_20_Emphasis">Malone Corporate Scrip</text:span>)</text:p>
        </text:list-item>
        <text:list-item>
          <text:p text:style-name="P11">Dual Circulation Systems (e.g., China’s strategy)</text:p>
        </text:list-item>
      </text:list>
      <text:p text:style-name="Horizontal_20_Line"/>
      <text:h text:style-name="Heading_20_3" text:outline-level="3"><text:span text:style-name="Strong_20_Emphasis">Module 12: Political Economy of Monetary Systems</text:span></text:h>
      <text:list xml:id="list6902620748475788400" text:style-name="L12">
        <text:list-item>
          <text:p text:style-name="P12">Central Bank Governance and Democratic Accountability</text:p>
        </text:list-item>
        <text:list-item>
          <text:p text:style-name="P12">Monetary Imperialism and Currency Hegemony (e.g., U.S. Dollar System)</text:p>
        </text:list-item>
        <text:list-item>
          <text:p text:style-name="P12">Sanctions, SWIFT, and Weaponized Finance</text:p>
        </text:list-item>
        <text:list-item>
          <text:p text:style-name="P12">Monetary Systems as Tools of Power, Liberation, or Control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42S</meta:editing-duration>
    <meta:editing-cycles>3</meta:editing-cycles>
    <meta:generator>OpenOffice/4.1.15$Win32 OpenOffice.org_project/4115m2$Build-9813</meta:generator>
    <dc:date>2025-07-30T13:27:11.62</dc:date>
    <dc:creator>Joseph Malone</dc:creator>
    <meta:document-statistic meta:table-count="0" meta:image-count="0" meta:object-count="0" meta:page-count="3" meta:paragraph-count="70" meta:word-count="453" meta:character-count="2937"/>
    <meta:user-defined meta:name="Info 1"/>
    <meta:user-defined meta:name="Info 2"/>
    <meta:user-defined meta:name="Info 3"/>
    <meta:user-defined meta:name="Info 4"/>
  </office:meta>
</office:document-meta>
</file>